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Scanner.Zip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Scanner.scandir( File file , String vpath , boolean fa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ZipScanner.setExcludes( String [ ]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Scanner.setIncludes( String [ ]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Scanner.normalize( String [ ] 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Scanner.sca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